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3.076cm"/>
    </style:style>
    <style:style style:name="Table1.4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style:text-position="0% 100%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text-position="0% 100%" style:font-name="Cambria1"/>
    </style:style>
    <style:style style:name="T9" style:family="text">
      <style:text-properties style:font-name="Cambria1"/>
    </style:style>
    <style:style style:name="T10" style:family="text">
      <style:text-properties fo:font-variant="normal" fo:text-transform="none" fo:color="#252525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79cm" draw:z-index="1"><draw:image xlink:href="../images/3602.png" xlink:type="simple" xlink:show="embed" xlink:actuate="onLoad"/></draw:frame></text:p>
          </table:table-cell>
          <table:table-cell table:style-name="Table1.B1" office:value-type="string">
            <text:p text:style-name="P12">Буфер последовательного вывода данных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2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799cm" svg:height="2.859cm" draw:z-index="0"><draw:image xlink:href="../images/360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1"><text:span text:style-name="T10">Блок предназначен </text:span><text:span text:style-name="T9">для последовательного вывода содержимого вектора дискретных отсчетов</text:span></text:p>
            <text:p text:style-name="P6"/>
            <text:p text:style-name="P6">Входы:</text:p>
            <text:p text:style-name="P10"><text:span text:style-name="T1">DataInput</text:span> – <text:span text:style-name="T3">вход для вектора дискретных отсчетов;</text:span></text:p>
            <text:p text:style-name="P10"><text:span text:style-name="T1">Sync</text:span><text:span text:style-name="T3"> – вход для синхроимпульсов;</text:span></text:p>
            <text:p text:style-name="P10"><text:span text:style-name="T1">Reset</text:span><text:span text:style-name="T3"> – вход для сигнала сброса;</text:span></text:p>
            <text:p text:style-name="P6">Выходы:</text:p>
            <text:p text:style-name="P9">DataOut –<text:span text:style-name="T5"> </text:span><text:span text:style-name="T4">выходной скалярный сигнал;</text:span></text:p>
            <text:p text:style-name="P9">Ready<text:span text:style-name="T4"> – сигнал готовности данных в буфере</text:span><text:span text:style-name="T5">;</text:span></text:p>
            <text:p text:style-name="P6">Свойства блока:</text:p>
            <text:p text:style-name="P7">Размер серии <text:span text:style-name="T6">–</text:span><text:span text:style-name="T5"> величина обрабатываемого вектора данных (целое число);</text:span></text:p>
            <text:p text:style-name="P8"/>
            <text:p text:style-name="P11"><text:span text:style-name="T7">На порт 2 должны подаваться прямоугольные синхроимпульсы единичной амплитуды. Если частота прихода синхроимпульсов неизменна, то она задает частоту дискретизации для блока. Срабатывание блока происходит по переднему фронту синхроимпульсов. </text:span><text:span text:style-name="T8">Блок сохраняет входной вектор отсчетов при высоком уровне сигнала готовности данных в виде внутренней последовательности. Через каждый такт дискретизации (по синхроимпульсу) регистр изменяет значение на выходном порту на следующее значение из этой внутренней последовательности. 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уфер последовательного вывода данных</dc:title>
    <dc:date>2016-07-11T17:39:51.07</dc:date>
    <meta:generator>OpenOffice/4.1.1$Win32 OpenOffice.org_project/411m6$Build-9775</meta:generator>
    <meta:editing-duration>PT14H28M10S</meta:editing-duration>
    <meta:editing-cycles>88</meta:editing-cycles>
    <dc:creator>ILYA KUBENSKIY</dc:creator>
    <meta:document-statistic meta:table-count="1" meta:image-count="2" meta:object-count="0" meta:page-count="1" meta:paragraph-count="17" meta:word-count="125" meta:character-count="965"/>
  </office:meta>
</office:document-meta>
</file>